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214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e7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e4b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7bf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b7e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1f1b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46ce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5bf67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83a17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a0d89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dba0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6dcc14" officeooo:paragraph-rsid="006dcc14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4214e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6e4b3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86edb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a7bfc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527044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4214e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6e4b3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86e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a7bfc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27044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46cea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5bf67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91212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4214e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6e4b3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46cea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5bf67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86ed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c20d1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4c20d1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527044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4db7e7" officeooo:paragraph-rsid="004db7e7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4e480e" officeooo:paragraph-rsid="004e480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039e1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46ce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5bf67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91212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1f1bd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27044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46cea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5bf67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91212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27044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517a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6ce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5bf67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91212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b1080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c2d08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dba08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f2823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46cea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5bf67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91212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46cea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5bf67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1212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c8de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b1080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c2d08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54e02b" officeooo:paragraph-rsid="0054e02b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55bf67" officeooo:paragraph-rsid="0055bf67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57561e" officeooo:paragraph-rsid="0057561e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1212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c8de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9c8de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b1080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c2d08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6dcc14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5cf306" officeooo:paragraph-rsid="005cf306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dba08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f2823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5f2823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37d9f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6a172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619e73" officeooo:paragraph-rsid="00619e73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38079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6a172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6bea80" officeooo:paragraph-rsid="006bea80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6dcc14" officeooo:paragraph-rsid="006dcc14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officeooo:paragraph-rsid="00469e73"/>
    </style:style>
    <style:style style:name="P114" style:family="paragraph" style:parent-style-name="Standard">
      <style:paragraph-properties fo:text-align="start" style:justify-single-word="false"/>
      <style:text-properties officeooo:rsid="00469e73" officeooo:paragraph-rsid="00469e73"/>
    </style:style>
    <style:style style:name="P115" style:family="paragraph" style:parent-style-name="Standard">
      <style:paragraph-properties fo:text-align="start" style:justify-single-word="false"/>
      <style:text-properties style:font-name="Liberation Serif" officeooo:rsid="00469e73" officeooo:paragraph-rsid="00469e73"/>
    </style:style>
    <style:style style:name="P116" style:family="paragraph" style:parent-style-name="Standard">
      <style:paragraph-properties fo:text-align="start" style:justify-single-word="false"/>
      <style:text-properties fo:font-weight="bold" officeooo:rsid="00057710" officeooo:paragraph-rsid="00486edb" style:font-weight-asian="bold" style:font-weight-complex="bold"/>
    </style:style>
    <style:style style:name="P117" style:family="paragraph" style:parent-style-name="Standard">
      <style:paragraph-properties fo:text-align="start" style:justify-single-word="false"/>
      <style:text-properties fo:font-weight="bold" officeooo:rsid="00057710" officeooo:paragraph-rsid="004a7bfc" style:font-weight-asian="bold" style:font-weight-complex="bold"/>
    </style:style>
    <style:style style:name="P118" style:family="paragraph" style:parent-style-name="Standard">
      <style:paragraph-properties fo:text-align="start" style:justify-single-word="false"/>
      <style:text-properties fo:font-weight="bold" officeooo:rsid="00057710" officeooo:paragraph-rsid="00527044" style:font-weight-asian="bold" style:font-weight-complex="bold"/>
    </style:style>
    <style:style style:name="P119" style:family="paragraph" style:parent-style-name="Standard">
      <style:paragraph-properties fo:text-align="start" style:justify-single-word="false"/>
      <style:text-properties fo:font-weight="bold" officeooo:rsid="00057710" officeooo:paragraph-rsid="00546cea" style:font-weight-asian="bold" style:font-weight-complex="bold"/>
    </style:style>
    <style:style style:name="P120" style:family="paragraph" style:parent-style-name="Standard">
      <style:paragraph-properties fo:text-align="start" style:justify-single-word="false"/>
      <style:text-properties fo:font-weight="bold" officeooo:rsid="00057710" officeooo:paragraph-rsid="0055bf67" style:font-weight-asian="bold" style:font-weight-complex="bold"/>
    </style:style>
    <style:style style:name="P121" style:family="paragraph" style:parent-style-name="Standard">
      <style:paragraph-properties fo:text-align="start" style:justify-single-word="false"/>
      <style:text-properties fo:font-weight="bold" officeooo:rsid="00057710" officeooo:paragraph-rsid="00591212" style:font-weight-asian="bold" style:font-weight-complex="bold"/>
    </style:style>
    <style:style style:name="P122" style:family="paragraph" style:parent-style-name="Standard">
      <style:paragraph-properties fo:text-align="start" style:justify-single-word="false"/>
      <style:text-properties fo:font-weight="bold" officeooo:rsid="00057710" officeooo:paragraph-rsid="0059c8de" style:font-weight-asian="bold" style:font-weight-complex="bold"/>
    </style:style>
    <style:style style:name="P123" style:family="paragraph" style:parent-style-name="Standard">
      <style:paragraph-properties fo:text-align="start" style:justify-single-word="false"/>
      <style:text-properties fo:font-weight="bold" officeooo:rsid="00057710" officeooo:paragraph-rsid="005b1080" style:font-weight-asian="bold" style:font-weight-complex="bold"/>
    </style:style>
    <style:style style:name="P124" style:family="paragraph" style:parent-style-name="Standard">
      <style:paragraph-properties fo:text-align="start" style:justify-single-word="false"/>
      <style:text-properties fo:font-weight="bold" officeooo:rsid="00057710" officeooo:paragraph-rsid="005c2d08" style:font-weight-asian="bold" style:font-weight-complex="bold"/>
    </style:style>
    <style:style style:name="P125" style:family="paragraph" style:parent-style-name="Standard">
      <style:paragraph-properties fo:text-align="start" style:justify-single-word="false"/>
      <style:text-properties fo:font-weight="bold" officeooo:rsid="00057710" officeooo:paragraph-rsid="005cf306" style:font-weight-asian="bold" style:font-weight-complex="bold"/>
    </style:style>
    <style:style style:name="P126" style:family="paragraph" style:parent-style-name="Standard">
      <style:paragraph-properties fo:text-align="start" style:justify-single-word="false"/>
      <style:text-properties fo:font-weight="bold" officeooo:rsid="00057710" officeooo:paragraph-rsid="00619e73" style:font-weight-asian="bold" style:font-weight-complex="bold"/>
    </style:style>
    <style:style style:name="P127" style:family="paragraph" style:parent-style-name="Standard">
      <style:paragraph-properties fo:text-align="start" style:justify-single-word="false"/>
      <style:text-properties fo:font-weight="bold" officeooo:rsid="00057710" officeooo:paragraph-rsid="00637d9f" style:font-weight-asian="bold" style:font-weight-complex="bold"/>
    </style:style>
    <style:style style:name="P128" style:family="paragraph" style:parent-style-name="Standard">
      <style:paragraph-properties fo:text-align="start" style:justify-single-word="false"/>
      <style:text-properties fo:font-weight="bold" officeooo:rsid="00057710" officeooo:paragraph-rsid="0066a172" style:font-weight-asian="bold" style:font-weight-complex="bold"/>
    </style:style>
    <style:style style:name="P129" style:family="paragraph" style:parent-style-name="Standard">
      <style:paragraph-properties fo:text-align="start" style:justify-single-word="false"/>
      <style:text-properties fo:font-weight="bold" officeooo:rsid="00057710" officeooo:paragraph-rsid="00683a17" style:font-weight-asian="bold" style:font-weight-complex="bold"/>
    </style:style>
    <style:style style:name="P130" style:family="paragraph" style:parent-style-name="Standard">
      <style:paragraph-properties fo:text-align="start" style:justify-single-word="false"/>
      <style:text-properties fo:font-weight="bold" officeooo:rsid="00057710" officeooo:paragraph-rsid="006a0d89" style:font-weight-asian="bold" style:font-weight-complex="bold"/>
    </style:style>
    <style:style style:name="P131" style:family="paragraph" style:parent-style-name="Standard">
      <style:paragraph-properties fo:text-align="start" style:justify-single-word="false"/>
      <style:text-properties fo:font-weight="bold" officeooo:rsid="00057710" officeooo:paragraph-rsid="006dcc14" style:font-weight-asian="bold" style:font-weight-complex="bold"/>
    </style:style>
    <style:style style:name="P132" style:family="paragraph" style:parent-style-name="Standard">
      <style:paragraph-properties fo:text-align="start" style:justify-single-word="false"/>
      <style:text-properties fo:font-weight="bold" officeooo:rsid="006dcc14" officeooo:paragraph-rsid="006dcc14" style:font-weight-asian="bold" style:font-weight-complex="bold"/>
    </style:style>
    <style:style style:name="P133" style:family="paragraph" style:parent-style-name="Standard">
      <style:paragraph-properties fo:text-align="start" style:justify-single-word="false"/>
      <style:text-properties fo:font-weight="normal" officeooo:rsid="00619e73" officeooo:paragraph-rsid="00619e73" style:font-weight-asian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weight="normal" officeooo:rsid="00683a17" officeooo:paragraph-rsid="00683a17" style:font-weight-asian="normal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weight="normal" officeooo:rsid="00683a17" officeooo:paragraph-rsid="006a0d89" style:font-weight-asian="normal" style:font-weight-complex="normal"/>
    </style:style>
    <style:style style:name="P136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13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3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 fo:break-before="pag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142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143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144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145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146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147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148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149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150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4214e" style:font-size-asian="10.5pt" style:font-weight-asian="normal" style:font-size-complex="12pt" style:font-weight-complex="normal"/>
    </style:style>
    <style:style style:name="P151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6e4b3" style:font-size-asian="10.5pt" style:font-weight-asian="normal" style:font-size-complex="12pt" style:font-weight-complex="normal"/>
    </style:style>
    <style:style style:name="P152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153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154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527044" style:font-size-asian="10.5pt" style:font-weight-asian="normal" style:font-size-complex="12pt" style:font-weight-complex="normal"/>
    </style:style>
    <style:style style:name="P155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156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157" style:family="paragraph" style:parent-style-name="Standard" style:list-style-name="L6">
      <style:paragraph-properties fo:text-align="start" style:justify-single-word="false"/>
      <style:text-properties fo:font-size="12pt" fo:font-weight="normal" officeooo:rsid="002ed564" officeooo:paragraph-rsid="00451220" style:font-size-asian="10.5pt" style:font-weight-asian="normal" style:font-size-complex="12pt" style:font-weight-complex="normal"/>
    </style:style>
    <style:style style:name="P158" style:family="paragraph" style:parent-style-name="Standard" style:list-style-name="L8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159" style:family="paragraph" style:parent-style-name="Standard" style:list-style-name="L9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160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161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162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163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164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165" style:family="paragraph" style:parent-style-name="Standard" style:list-style-name="L6">
      <style:paragraph-properties fo:text-align="start" style:justify-single-word="false"/>
      <style:text-properties fo:font-size="12pt" fo:font-weight="normal" officeooo:rsid="00327a80" officeooo:paragraph-rsid="0044214e" style:font-size-asian="10.5pt" style:font-weight-asian="normal" style:font-size-complex="12pt" style:font-weight-complex="normal"/>
    </style:style>
    <style:style style:name="P166" style:family="paragraph" style:parent-style-name="Standard" style:list-style-name="L7">
      <style:paragraph-properties fo:text-align="start" style:justify-single-word="false"/>
      <style:text-properties fo:font-size="12pt" fo:font-weight="normal" officeooo:rsid="00327a80" officeooo:paragraph-rsid="0046e4b3" style:font-size-asian="10.5pt" style:font-weight-asian="normal" style:font-size-complex="12pt" style:font-weight-complex="normal"/>
    </style:style>
    <style:style style:name="P167" style:family="paragraph" style:parent-style-name="Standard" style:list-style-name="L8">
      <style:paragraph-properties fo:text-align="start" style:justify-single-word="false"/>
      <style:text-properties fo:font-size="12pt" fo:font-weight="normal" officeooo:rsid="00327a80" officeooo:paragraph-rsid="00486edb" style:font-size-asian="10.5pt" style:font-weight-asian="normal" style:font-size-complex="12pt" style:font-weight-complex="normal"/>
    </style:style>
    <style:style style:name="P168" style:family="paragraph" style:parent-style-name="Standard" style:list-style-name="L9">
      <style:paragraph-properties fo:text-align="start" style:justify-single-word="false"/>
      <style:text-properties fo:font-size="12pt" fo:font-weight="normal" officeooo:rsid="00327a80" officeooo:paragraph-rsid="004a7bfc" style:font-size-asian="10.5pt" style:font-weight-asian="normal" style:font-size-complex="12pt" style:font-weight-complex="normal"/>
    </style:style>
    <style:style style:name="P169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170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171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172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173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174" style:family="paragraph" style:parent-style-name="Standard" style:list-style-name="L1">
      <style:paragraph-properties fo:text-align="start" style:justify-single-word="false"/>
      <style:text-properties fo:font-size="12pt" fo:font-weight="normal" officeooo:rsid="003f7a47" officeooo:paragraph-rsid="0044214e" style:font-size-asian="10.5pt" style:font-weight-asian="normal" style:font-size-complex="12pt" style:font-weight-complex="normal"/>
    </style:style>
    <style:style style:name="P175" style:family="paragraph" style:parent-style-name="Standard" style:list-style-name="L5">
      <style:paragraph-properties fo:text-align="start" style:justify-single-word="false"/>
      <style:text-properties fo:font-size="12pt" fo:font-weight="normal" officeooo:rsid="004325e0" officeooo:paragraph-rsid="004325e0" style:font-size-asian="10.5pt" style:font-weight-asian="normal" style:font-size-complex="12pt" style:font-weight-complex="normal"/>
    </style:style>
    <style:style style:name="P176" style:family="paragraph" style:parent-style-name="Standard" style:list-style-name="L1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ed683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ed683" style:font-size-asian="10.5pt" style:font-weight-asian="normal" style:font-size-complex="12pt" style:font-weight-complex="normal"/>
    </style:style>
    <style:style style:name="P179" style:family="paragraph" style:parent-style-name="Standard" style:list-style-name="L1">
      <style:paragraph-properties fo:text-align="start" style:justify-single-word="false"/>
      <style:text-properties officeooo:paragraph-rsid="0046e4b3"/>
    </style:style>
    <style:style style:name="P180" style:family="paragraph" style:parent-style-name="Standard">
      <style:paragraph-properties fo:text-align="start" style:justify-single-word="false"/>
      <style:text-properties fo:font-weight="bold" officeooo:rsid="00057710" officeooo:paragraph-rsid="006dcc14" style:font-weight-asian="bold" style:font-weight-complex="bold"/>
    </style:style>
    <style:style style:name="P181" style:family="paragraph" style:parent-style-name="Standard">
      <style:paragraph-properties fo:text-align="start" style:justify-single-word="false"/>
      <style:text-properties fo:font-weight="bold" officeooo:rsid="00057710" officeooo:paragraph-rsid="006ed683" style:font-weight-asian="bold" style:font-weight-complex="bold"/>
    </style:style>
    <style:style style:name="P182" style:family="paragraph" style:parent-style-name="Standard">
      <style:paragraph-properties fo:text-align="start" style:justify-single-word="false" fo:break-before="page"/>
      <style:text-properties fo:font-weight="bold" officeooo:rsid="00057710" officeooo:paragraph-rsid="006ed683" style:font-weight-asian="bold" style:font-weight-complex="bold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style:style style:name="T12" style:family="text">
      <style:text-properties officeooo:rsid="00405d97"/>
    </style:style>
    <style:style style:name="T13" style:family="text">
      <style:text-properties officeooo:rsid="0041d83c"/>
    </style:style>
    <style:style style:name="T14" style:family="text">
      <style:text-properties officeooo:rsid="004325e0"/>
    </style:style>
    <style:style style:name="T15" style:family="text">
      <style:text-properties officeooo:rsid="0044214e"/>
    </style:style>
    <style:style style:name="T16" style:family="text">
      <style:text-properties fo:font-weight="normal" officeooo:rsid="003f7a47" style:font-weight-asian="normal" style:font-weight-complex="normal"/>
    </style:style>
    <style:style style:name="T17" style:family="text">
      <style:text-properties fo:font-weight="normal" officeooo:rsid="0041d83c" style:font-weight-asian="normal" style:font-weight-complex="normal"/>
    </style:style>
    <style:style style:name="T18" style:family="text">
      <style:text-properties fo:font-size="12pt" fo:font-weight="normal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469e73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3f7a47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41d83c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46e4b3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49868d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6def41" style:font-size-asian="10.5pt" style:font-weight-asian="normal" style:font-size-complex="12pt" style:font-weight-complex="normal"/>
    </style:style>
    <style:style style:name="T25" style:family="text">
      <style:text-properties fo:font-size="12pt" style:font-size-asian="10.5pt" style:font-size-complex="12pt"/>
    </style:style>
    <style:style style:name="T26" style:family="text">
      <style:text-properties fo:font-size="12pt" officeooo:rsid="002b3e77" style:font-size-asian="10.5pt" style:font-size-complex="12pt"/>
    </style:style>
    <style:style style:name="T27" style:family="text">
      <style:text-properties fo:font-size="12pt" officeooo:rsid="00486edb" style:font-size-asian="10.5pt" style:font-size-complex="12pt"/>
    </style:style>
    <style:style style:name="T28" style:family="text">
      <style:text-properties fo:font-size="12pt" officeooo:rsid="00335337" style:font-size-asian="10.5pt" style:font-size-complex="12pt"/>
    </style:style>
    <style:style style:name="T29" style:family="text">
      <style:text-properties fo:font-size="12pt" officeooo:rsid="002b0c67" style:font-size-asian="10.5pt" style:font-size-complex="12pt"/>
    </style:style>
    <style:style style:name="T30" style:family="text">
      <style:text-properties fo:font-size="12pt" officeooo:rsid="004a7bfc" style:font-size-asian="10.5pt" style:font-size-complex="12pt"/>
    </style:style>
    <style:style style:name="T31" style:family="text">
      <style:text-properties fo:font-size="12pt" officeooo:rsid="00527044" style:font-size-asian="10.5pt" style:font-size-complex="12pt"/>
    </style:style>
    <style:style style:name="T32" style:family="text">
      <style:text-properties fo:font-size="12pt" officeooo:rsid="00546cea" style:font-size-asian="10.5pt" style:font-size-complex="12pt"/>
    </style:style>
    <style:style style:name="T33" style:family="text">
      <style:text-properties fo:font-size="12pt" officeooo:rsid="0055bf67" style:font-size-asian="10.5pt" style:font-size-complex="12pt"/>
    </style:style>
    <style:style style:name="T34" style:family="text">
      <style:text-properties fo:font-size="12pt" officeooo:rsid="00591212" style:font-size-asian="10.5pt" style:font-size-complex="12pt"/>
    </style:style>
    <style:style style:name="T35" style:family="text">
      <style:text-properties fo:font-size="12pt" officeooo:rsid="00597b44" style:font-size-asian="10.5pt" style:font-size-complex="12pt"/>
    </style:style>
    <style:style style:name="T36" style:family="text">
      <style:text-properties fo:font-size="12pt" officeooo:rsid="0059c8de" style:font-size-asian="10.5pt" style:font-size-complex="12pt"/>
    </style:style>
    <style:style style:name="T37" style:family="text">
      <style:text-properties fo:font-size="12pt" officeooo:rsid="005b1080" style:font-size-asian="10.5pt" style:font-size-complex="12pt"/>
    </style:style>
    <style:style style:name="T38" style:family="text">
      <style:text-properties fo:font-size="12pt" officeooo:rsid="005c2d08" style:font-size-asian="10.5pt" style:font-size-complex="12pt"/>
    </style:style>
    <style:style style:name="T39" style:family="text">
      <style:text-properties fo:font-size="12pt" officeooo:rsid="005cf306" style:font-size-asian="10.5pt" style:font-size-complex="12pt"/>
    </style:style>
    <style:style style:name="T40" style:family="text">
      <style:text-properties fo:font-size="12pt" officeooo:rsid="00619e73" style:font-size-asian="10.5pt" style:font-size-complex="12pt"/>
    </style:style>
    <style:style style:name="T41" style:family="text">
      <style:text-properties fo:font-size="12pt" officeooo:rsid="00637d9f" style:font-size-asian="10.5pt" style:font-size-complex="12pt"/>
    </style:style>
    <style:style style:name="T42" style:family="text">
      <style:text-properties fo:font-size="12pt" officeooo:rsid="0066a172" style:font-size-asian="10.5pt" style:font-size-complex="12pt"/>
    </style:style>
    <style:style style:name="T43" style:family="text">
      <style:text-properties fo:font-size="12pt" officeooo:rsid="00683a17" style:font-size-asian="10.5pt" style:font-size-complex="12pt"/>
    </style:style>
    <style:style style:name="T44" style:family="text">
      <style:text-properties fo:font-size="12pt" officeooo:rsid="006a0d89" style:font-size-asian="10.5pt" style:font-size-complex="12pt"/>
    </style:style>
    <style:style style:name="T45" style:family="text">
      <style:text-properties fo:font-size="12pt" officeooo:rsid="006a4e42" style:font-size-asian="10.5pt" style:font-size-complex="12pt"/>
    </style:style>
    <style:style style:name="T46" style:family="text">
      <style:text-properties fo:font-size="12pt" officeooo:rsid="006dcc14" style:font-size-asian="10.5pt" style:font-size-complex="12pt"/>
    </style:style>
    <style:style style:name="T47" style:family="text">
      <style:text-properties fo:font-size="12pt" officeooo:rsid="006ed683" style:font-size-asian="10.5pt" style:font-size-complex="12pt"/>
    </style:style>
    <style:style style:name="T48" style:family="text">
      <style:text-properties style:font-name="Liberation Serif"/>
    </style:style>
    <style:style style:name="T49" style:family="text">
      <style:text-properties style:font-name="Liberation Serif" officeooo:rsid="00469e73"/>
    </style:style>
    <style:style style:name="T50" style:family="text">
      <style:text-properties officeooo:rsid="0046e4b3"/>
    </style:style>
    <style:style style:name="T51" style:family="text">
      <style:text-properties officeooo:rsid="00486edb"/>
    </style:style>
    <style:style style:name="T52" style:family="text">
      <style:text-properties officeooo:rsid="004a7bfc"/>
    </style:style>
    <style:style style:name="T53" style:family="text">
      <style:text-properties officeooo:rsid="004b7e53"/>
    </style:style>
    <style:style style:name="T54" style:family="text">
      <style:text-properties officeooo:rsid="005039e1"/>
    </style:style>
    <style:style style:name="T55" style:family="text">
      <style:text-properties officeooo:rsid="00527044"/>
    </style:style>
    <style:style style:name="T56" style:family="text">
      <style:text-properties officeooo:rsid="0054517a"/>
    </style:style>
    <style:style style:name="T57" style:family="text">
      <style:text-properties officeooo:rsid="00546cea"/>
    </style:style>
    <style:style style:name="T58" style:family="text">
      <style:text-properties officeooo:rsid="0055bf67"/>
    </style:style>
    <style:style style:name="T59" style:family="text">
      <style:text-properties officeooo:rsid="004c20d1"/>
    </style:style>
    <style:style style:name="T60" style:family="text">
      <style:text-properties officeooo:rsid="00591212"/>
    </style:style>
    <style:style style:name="T61" style:family="text">
      <style:text-properties officeooo:rsid="005b1080"/>
    </style:style>
    <style:style style:name="T62" style:family="text">
      <style:text-properties officeooo:rsid="005c2d08"/>
    </style:style>
    <style:style style:name="T63" style:family="text">
      <style:text-properties officeooo:rsid="005f2823"/>
    </style:style>
    <style:style style:name="T64" style:family="text">
      <style:text-properties officeooo:rsid="0059c8de"/>
    </style:style>
    <style:style style:name="T65" style:family="text">
      <style:text-properties officeooo:rsid="00638079"/>
    </style:style>
    <style:style style:name="T66" style:family="text">
      <style:text-properties officeooo:rsid="0066a172"/>
    </style:style>
    <style:style style:name="T67" style:family="text">
      <style:text-properties officeooo:rsid="006ed683"/>
    </style:style>
    <style:style style:name="T68" style:family="text">
      <style:text-properties officeooo:rsid="0309974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23"/>
      <text:p text:style-name="P23">Presentació assignatura</text:p>
      <text:p text:style-name="P33">Comentem web assignatura</text:p>
      <text:p text:style-name="P46">Comentem unitats </text:p>
      <text:list xml:id="list8609274834630502107" text:style-name="L1">
        <text:list-item>
          <text:p text:style-name="P142"><text:a xlink:type="simple" xlink:href="https://paulinoposada.github.io/web_e/web_e_2425/documents/apunts/unitat_1_ley_ohm/e_apunts_ud_1_1_gs.pdf">1.1 Circuit elèctric</text:a></text:p>
        </text:list-item>
        <text:list-item>
          <text:p text:style-name="P142"><text:a xlink:type="simple" xlink:href="https://paulinoposada.github.io/web_e/web_e_2425/documents/apunts/unitat_1_ley_ohm/e_apunts_ud_1_2_gs.pdf">1.2 Llei d'ohm</text:a></text:p>
        </text:list-item>
        <text:list-item>
          <text:p text:style-name="P142"><text:a xlink:type="simple" xlink:href="https://paulinoposada.github.io/web_e/web_e_2425/documents/apunts/unitat_2_seguridad/e_apunts_ud_2_1_gs.pdf">2 Seguretat</text:a></text:p>
        </text:list-item>
        <text:list-item>
          <text:p text:style-name="P142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143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33"/>
      <text:p text:style-name="P33"/>
      <text:p text:style-name="P3">Di<text:span text:style-name="T3">jous</text:span><text:tab/><text:tab/><text:tab/><text:tab/>2<text:span text:style-name="T3">6</text:span>/09/2<text:span text:style-name="T1">4</text:span></text:p>
      <text:p text:style-name="P24"/>
      <text:p text:style-name="P34">Comentem </text:p>
      <text:list xml:id="list6962625421789921819" text:style-name="L2">
        <text:list-item>
          <text:p text:style-name="P144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160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144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47"/>
      <text:p text:style-name="P47"/>
      <text:p text:style-name="P4">Di<text:span text:style-name="T5">vendres</text:span><text:tab/><text:tab/><text:tab/>2<text:span text:style-name="T5">7</text:span>/09/2<text:span text:style-name="T1">4</text:span></text:p>
      <text:p text:style-name="P25"/>
      <text:p text:style-name="P35">Comentem </text:p>
      <text:list xml:id="list203858576535122" text:continue-numbering="true" text:style-name="L2">
        <text:list-item>
          <text:p text:style-name="P145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53"/>
      <text:p text:style-name="P53"/>
      <text:p text:style-name="P53"/>
      <text:p text:style-name="P53"/>
      <text:p text:style-name="P53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25"/>
      <text:p text:style-name="P48">Comentem <text:s/></text:p>
      <text:list xml:id="list203857872276153" text:continue-list="list8609274834630502107" text:style-name="L1">
        <text:list-item>
          <text:p text:style-name="P146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147">Programa de simulació Cade Simu</text:p>
        </text:list-item>
      </text:list>
      <text:p text:style-name="P35"/>
      <text:p text:style-name="P35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25"/>
      <text:p text:style-name="P35">Comentem </text:p>
      <text:list xml:id="list1602771874214543813" text:style-name="L3">
        <text:list-item>
          <text:p text:style-name="P155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161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161">Baixem al taller i comentem connexió font d'alimentació de PC que utilitzarem per les pràctiques de cc.</text:p>
          <text:p text:style-name="P162"><text:s/></text:p>
        </text:list-item>
      </text:list>
      <text:p text:style-name="P48"/>
      <text:p text:style-name="P48"/>
      <text:p text:style-name="P136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25"/>
      <text:p text:style-name="P35">Comentem </text:p>
      <text:list xml:id="list203858037185801" text:continue-numbering="true" text:style-name="L3">
        <text:list-item>
          <text:p text:style-name="P169">Baixem al taller i feim practiques amb circuits pont.</text:p>
        </text:list-item>
      </text:list>
      <text:p text:style-name="P54"/>
      <text:p text:style-name="P54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26"/>
      <text:p text:style-name="P49">Comentem <text:s/></text:p>
      <text:list xml:id="list203859636286030" text:continue-list="list203857872276153" text:style-name="L1">
        <text:list-item>
          <text:p text:style-name="P148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148"/>
        </text:list-item>
      </text:list>
      <text:p text:style-name="P36"/>
      <text:p text:style-name="P36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26"/>
      <text:p text:style-name="P36">Comentem </text:p>
      <text:list xml:id="list6893223368866071355" text:style-name="L4">
        <text:list-item>
          <text:p text:style-name="P170">Comentem pràctica Wheatstone amb dos diodes, corrent per la diagonal en els següents casos: </text:p>
          <text:p text:style-name="P170">cas 1: potenciòmetre a màxima resistència </text:p>
          <text:p text:style-name="P170">cas 2: potenciòmetre a resistència igual a R3</text:p>
          <text:p text:style-name="P170">cas 3: potenciòmetrea a mínima resistència</text:p>
        </text:list-item>
        <text:list-item>
          <text:p text:style-name="P156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170"/>
          <text:p text:style-name="P163"><text:s/></text:p>
        </text:list-item>
      </text:list>
      <text:p text:style-name="P49"/>
      <text:p text:style-name="P49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26"/>
      <text:p text:style-name="P36">Comentem </text:p>
      <text:list xml:id="list203857986888427" text:continue-numbering="true" text:style-name="L4">
        <text:list-item>
          <text:p text:style-name="P156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55"/>
      <text:p text:style-name="P6">Di<text:span text:style-name="T2">mecres</text:span><text:tab/><text:tab/><text:tab/><text:span text:style-name="T10">16</text:span>/<text:span text:style-name="T5">10</text:span>/2<text:span text:style-name="T1">4</text:span></text:p>
      <text:p text:style-name="P27"/>
      <text:p text:style-name="P50">Comentem <text:s/></text:p>
      <text:list xml:id="list203859363374000" text:continue-list="list203859636286030" text:style-name="L1">
        <text:list-item>
          <text:p text:style-name="P149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149"/>
        </text:list-item>
      </text:list>
      <text:p text:style-name="P37"/>
      <text:p text:style-name="P37"/>
      <text:p text:style-name="P6">Di<text:span text:style-name="T3">jous</text:span><text:tab/><text:tab/><text:tab/><text:tab/><text:span text:style-name="T8">17</text:span>/<text:span text:style-name="T6">10</text:span>/2<text:span text:style-name="T1">4</text:span></text:p>
      <text:p text:style-name="P27"/>
      <text:p text:style-name="P37">Comentem </text:p>
      <text:list xml:id="list1025388643564757604" text:style-name="L5">
        <text:list-item>
          <text:p text:style-name="P172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172">Continuem amb esquema amb Cade Simu, <text:span text:style-name="T12">terminem l'</text:span><text:a xlink:type="simple" xlink:href="https://paulinoposada.github.io/web_e/web_e_2425/documents/tutorial_cade_simu.pdf"><text:span text:style-name="T12">exemple</text:span></text:a>.</text:p>
          <text:p text:style-name="P171"/>
          <text:p text:style-name="P164"><text:s/></text:p>
        </text:list-item>
      </text:list>
      <text:p text:style-name="P50"/>
      <text:p text:style-name="P50"/>
      <text:p text:style-name="P6"/>
      <text:p text:style-name="P137">Di<text:span text:style-name="T5">vendres</text:span><text:tab/><text:tab/><text:tab/><text:span text:style-name="T8">18</text:span>/<text:span text:style-name="T6">10</text:span>/2<text:span text:style-name="T1">4</text:span></text:p>
      <text:p text:style-name="P27"/>
      <text:p text:style-name="P37">Comentem </text:p>
      <text:list xml:id="list203858997886308" text:continue-numbering="true" text:style-name="L5">
        <text:list-item>
          <text:p text:style-name="P175">Comentem <text:a xlink:type="simple" xlink:href="https://paulinoposada.github.io/web_e/web_e_2425/documents/ta.pdf">tasca 5</text:a>.</text:p>
        </text:list-item>
        <text:list-item>
          <text:p text:style-name="P173">Co<text:span text:style-name="T13">ntinuem</text:span> amb l'<text:a xlink:type="simple" xlink:href="https://paulinoposada.github.io/web_e/web_e_2425/documents/apunts/unitat_5_condensador/e_apunts_ud_5_gs.pdf">unitat 5</text:a>, <text:span text:style-name="T14">apartat 1.1 Campo eléctrico y capacidad</text:span>.</text:p>
        </text:list-item>
      </text:list>
      <text:p text:style-name="P58"/>
      <text:p text:style-name="P58"/>
      <text:p text:style-name="P7">Di<text:span text:style-name="T2">mecres</text:span><text:tab/><text:tab/><text:tab/><text:span text:style-name="T15">23</text:span>/<text:span text:style-name="T5">10</text:span>/2<text:span text:style-name="T1">4</text:span></text:p>
      <text:p text:style-name="P28"/>
      <text:p text:style-name="P51">Comentem <text:s/></text:p>
      <text:list xml:id="list203858119681805" text:continue-list="list203859363374000" text:style-name="L1">
        <text:list-item>
          <text:p text:style-name="P174">Co<text:span text:style-name="T13">ntinuem</text:span> amb l'<text:a xlink:type="simple" xlink:href="https://paulinoposada.github.io/web_e/web_e_2425/documents/apunts/unitat_5_condensador/e_apunts_ud_5_gs.pdf">unitat 5</text:a>, <text:span text:style-name="T15">comentem càrrega (d'energia) i descàrrega i polaritat i direcció del corrent durant càrrega i descàrrega.</text:span></text:p>
        </text:list-item>
        <text:list-item>
          <text:p text:style-name="P150"><text:span text:style-name="T11">Comenc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150"/>
        </text:list-item>
      </text:list>
      <text:p text:style-name="P38"/>
      <text:p text:style-name="P7">Di<text:span text:style-name="T3">jous</text:span><text:tab/><text:tab/><text:tab/><text:tab/><text:span text:style-name="T15">24</text:span>/<text:span text:style-name="T6">10</text:span>/2<text:span text:style-name="T1">4</text:span></text:p>
      <text:p text:style-name="P38"/>
      <text:list xml:id="list4937485080801616460" text:style-name="L6">
        <text:list-item>
          <text:p text:style-name="P157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</text:span></text:p>
          <text:p text:style-name="P165"><text:s/></text:p>
        </text:list-item>
      </text:list>
      <text:p text:style-name="P8">Di<text:span text:style-name="T5">vendres</text:span><text:tab/><text:tab/><text:tab/><text:span text:style-name="T15">25</text:span>/<text:span text:style-name="T6">10</text:span>/2<text:span text:style-name="T1">4</text:span></text:p>
      <text:p text:style-name="P8"/>
      <text:p text:style-name="P8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113"><text:span text:style-name="T19">Comencem a comentar apartat 1.2 </text:span><text:span text:style-name="T48">La derivada y ejemplos de tensiones variables </text:span><text:span text:style-name="T49">(fins pàg. 13)</text:span></text:p>
      <text:p text:style-name="P115">Comentem exercici 1.2-1</text:p>
      <text:p text:style-name="P114"/>
      <text:p text:style-name="P114"/>
      <text:p text:style-name="P9">Di<text:span text:style-name="T2">mecres</text:span><text:tab/><text:tab/><text:tab/><text:span text:style-name="T15">23</text:span>/<text:span text:style-name="T5">10</text:span>/2<text:span text:style-name="T1">4</text:span></text:p>
      <text:p text:style-name="P29"/>
      <text:p text:style-name="P52">Comentem <text:s/></text:p>
      <text:list xml:id="list203858765961022" text:continue-list="list203858119681805" text:style-name="L1">
        <text:list-item>
          <text:p text:style-name="P176">Treball autònom 9</text:p>
        </text:list-item>
        <text:list-item>
          <text:p text:style-name="P179"><text:span text:style-name="T20">Co</text:span><text:span text:style-name="T21">ntinuem</text:span><text:span text:style-name="T20"> amb l'</text:span><text:a xlink:type="simple" xlink:href="https://paulinoposada.github.io/web_e/web_e_2425/documents/apunts/unitat_5_condensador/e_apunts_ud_5_gs.pdf"><text:span text:style-name="T20">unitat 5</text:span></text:a><text:span text:style-name="T20">, </text:span><text:span text:style-name="T22">terminem de comentar apartat 1.2 </text:span><text:span text:style-name="T48">La derivada y ejemplos de tensiones variables</text:span></text:p>
        </text:list-item>
        <text:list-item>
          <text:p text:style-name="P151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151"/>
        </text:list-item>
      </text:list>
      <text:p text:style-name="P39"/>
      <text:p text:style-name="P9">Di<text:span text:style-name="T3">jous</text:span><text:tab/><text:tab/><text:tab/><text:tab/><text:span text:style-name="T15">24</text:span>/<text:span text:style-name="T6">10</text:span>/2<text:span text:style-name="T1">4</text:span></text:p>
      <text:p text:style-name="P59"/>
      <text:p text:style-name="P59">Lliure triat pel centre</text:p>
      <text:list xml:id="list3680367931741720202" text:style-name="L7">
        <text:list-header>
          <text:p text:style-name="P166"><text:s/></text:p>
        </text:list-header>
      </text:list>
      <text:p text:style-name="P9">Di<text:span text:style-name="T5">vendres</text:span><text:tab/><text:tab/><text:tab/><text:span text:style-name="T50">01</text:span>/<text:span text:style-name="T6">11</text:span>/2<text:span text:style-name="T1">4</text:span></text:p>
      <text:p text:style-name="P9"/>
      <text:p text:style-name="P59">Tots Sants</text:p>
      <text:p text:style-name="P9"/>
      <text:p text:style-name="P116"/>
      <text:p text:style-name="P116"><text:span text:style-name="T25">Di</text:span><text:span text:style-name="T26">mecres</text:span><text:span text:style-name="T25"><text:tab/><text:tab/><text:tab/></text:span><text:span text:style-name="T27">06</text:span><text:span text:style-name="T25">/</text:span><text:span text:style-name="T28">11</text:span><text:span text:style-name="T25">/2</text:span><text:span text:style-name="T29">4</text:span></text:p>
      <text:p text:style-name="P30"/>
      <text:p text:style-name="P60"><text:a xlink:type="simple" xlink:href="https://paulinoposada.github.io/web_e/web_e_2425/documents/examens/241106_ome_map33a_examen_sol.pdf">Examen</text:a></text:p>
      <text:list xml:id="list203859519799829" text:continue-list="list203858765961022" text:style-name="L1">
        <text:list-header>
          <text:p text:style-name="P152"/>
        </text:list-header>
      </text:list>
      <text:p text:style-name="P40"/>
      <text:p text:style-name="P10"/>
      <text:p text:style-name="P138">Di<text:span text:style-name="T3">jous</text:span><text:tab/><text:tab/><text:tab/><text:tab/><text:span text:style-name="T51">07</text:span>/<text:span text:style-name="T6">11</text:span>/2<text:span text:style-name="T1">4</text:span></text:p>
      <text:p text:style-name="P40"/>
      <text:list xml:id="list3091884459874111956" text:style-name="L8">
        <text:list-item>
          <text:p text:style-name="P158"><text:span text:style-name="T51">Comentem solució de l'</text:span><text:a xlink:type="simple" xlink:href="https://paulinoposada.github.io/web_e/web_e_2425/documents/examens/241106_ome_map33a_examen_sol.pdf"><text:span text:style-name="T51">examen</text:span></text:a><text:span text:style-name="T51">.</text:span></text:p>
          <text:p text:style-name="P167"><text:s/></text:p>
        </text:list-item>
      </text:list>
      <text:p text:style-name="P10"/>
      <text:p text:style-name="P10">Di<text:span text:style-name="T5">vendres</text:span><text:tab/><text:tab/><text:tab/><text:span text:style-name="T51">08</text:span>/<text:span text:style-name="T6">11</text:span>/2<text:span text:style-name="T1">4</text:span></text:p>
      <text:p text:style-name="P10"/>
      <text:p text:style-name="P116"><text:span text:style-name="T20">Co</text:span><text:span text:style-name="T21">ntinuem</text:span><text:span text:style-name="T20"> amb l'</text:span><text:a xlink:type="simple" xlink:href="https://paulinoposada.github.io/web_e/web_e_2425/documents/apunts/unitat_5_condensador/e_apunts_ud_5_gs.pdf"><text:span text:style-name="T20">unitat 5</text:span></text:a><text:span text:style-name="T20">. </text:span><text:span text:style-name="T23">Comentem gràfics pàg. 19, comencem apartat 1.3 Capacitat d'un condensador.</text:span></text:p>
      <text:p text:style-name="P117"/>
      <text:p text:style-name="P117"/>
      <text:p text:style-name="P117"><text:span text:style-name="T25">Di</text:span><text:span text:style-name="T26">mecres</text:span><text:span text:style-name="T25"><text:tab/><text:tab/><text:tab/></text:span><text:span text:style-name="T30">13</text:span><text:span text:style-name="T25">/</text:span><text:span text:style-name="T28">11</text:span><text:span text:style-name="T25">/2</text:span><text:span text:style-name="T29">4</text:span></text:p>
      <text:p text:style-name="P31"/>
      <text:p text:style-name="P62">Baixat al taller, continuat amb <text:a xlink:type="simple" xlink:href="https://paulinoposada.github.io/web_e/web_e_2425/documents/practiques/practica_motor_1.pdf"><text:span text:style-name="T11">pràctica motor 1</text:span></text:a> i començat <text:a xlink:type="simple" xlink:href="https://paulinoposada.github.io/web_e/web_e_2425/documents/practiques/practica_condensador.pdf">pràctica condensador</text:a>.</text:p>
      <text:list xml:id="list203857926507517" text:continue-list="list203859519799829" text:style-name="L1">
        <text:list-header>
          <text:p text:style-name="P153"/>
        </text:list-header>
      </text:list>
      <text:p text:style-name="P41"/>
      <text:p text:style-name="P11">Di<text:span text:style-name="T3">jous</text:span><text:tab/><text:tab/><text:tab/><text:tab/><text:span text:style-name="T52">14</text:span>/<text:span text:style-name="T6">11</text:span>/2<text:span text:style-name="T1">4</text:span></text:p>
      <text:p text:style-name="P61"/>
      <text:p text:style-name="P61"><text:span text:style-name="T53">Comentat treball </text:span><text:a xlink:type="simple" xlink:href="https://paulinoposada.github.io/web_e/web_e_2425/documents/ta/ta_09.pdf"><text:span text:style-name="T53">autonom 9</text:span></text:a><text:span text:style-name="T53">.</text:span></text:p>
      <text:p text:style-name="P12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64">Terminat de comentar l'apartat 1.3 Capacidad de un condensador. </text:p>
      <text:p text:style-name="P65">Comentat apartat 1.4 Conexión serie/paralelo de condensadores</text:p>
      <text:p text:style-name="P66">Comentat apartat 1.5 Condensadores en la práctica</text:p>
      <text:p text:style-name="P66">Començat a comentar l'exercici 1.4-3 pàg. 36</text:p>
      <text:p text:style-name="P65"/>
      <text:list xml:id="list1249973296215678714" text:style-name="L9">
        <text:list-header>
          <text:p text:style-name="P159"/>
          <text:p text:style-name="P168"><text:s/></text:p>
        </text:list-header>
      </text:list>
      <text:p text:style-name="P11">Di<text:span text:style-name="T5">vendres</text:span><text:tab/><text:tab/><text:tab/><text:span text:style-name="T52">15</text:span>/<text:span text:style-name="T6">11</text:span>/2<text:span text:style-name="T1">4</text:span></text:p>
      <text:p text:style-name="P11"/>
      <text:p text:style-name="P13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70">Comentat exercici <text:span text:style-name="T54">l'exercici 1.4-3 pàg. 36 </text:span>i treball <text:a xlink:type="simple" xlink:href="https://paulinoposada.github.io/web_e/web_e_2425/documents/ta/ta_11.pdf">autònom 11</text:a>.</text:p>
      <text:p text:style-name="P70"/>
      <text:p text:style-name="P70"/>
      <text:p text:style-name="P118"><text:span text:style-name="T25">Di</text:span><text:span text:style-name="T26">mecres</text:span><text:span text:style-name="T25"><text:tab/><text:tab/><text:tab/></text:span><text:span text:style-name="T31">20</text:span><text:span text:style-name="T25">/</text:span><text:span text:style-name="T28">11</text:span><text:span text:style-name="T25">/2</text:span><text:span text:style-name="T29">4</text:span></text:p>
      <text:p text:style-name="P32"/>
      <text:p text:style-name="P75">Terminat de comentar <text:a xlink:type="simple" xlink:href="https://paulinoposada.github.io/web_e/web_e_2425/documents/apunts/unitat_5_condensador/e_apunts_ud_5_gs.pdf"><text:span text:style-name="T10">unitat 5</text:span></text:a><text:span text:style-name="T10">.</text:span></text:p>
      <text:p text:style-name="P75"/>
      <text:p text:style-name="P75">Començat amb <text:a xlink:type="simple" xlink:href="https://paulinoposada.github.io/web_e/web_e_2425/documents/apunts/unitat_6_magnetisme/e_apunts_ud_6_gs.pdf">unitat 6</text:a>.</text:p>
      <text:p text:style-name="P75">Comentat apartat 1.1 Imanes permanentes.</text:p>
      <text:p text:style-name="P76">Comentat apartat 1.<text:span text:style-name="T56">2</text:span> <text:span text:style-name="T56">Electromagnetismo</text:span>.</text:p>
      <text:p text:style-name="P63">Baixat al taller, continuat amb <text:a xlink:type="simple" xlink:href="https://paulinoposada.github.io/web_e/web_e_2425/documents/practiques/practica_motor_1.pdf"><text:span text:style-name="T11">pràctica motor 1</text:span></text:a> i <text:a xlink:type="simple" xlink:href="https://paulinoposada.github.io/web_e/web_e_2425/documents/practiques/practica_condensador.pdf">pràctica condensador</text:a>.</text:p>
      <text:list xml:id="list203859099898349" text:continue-list="list203857926507517" text:style-name="L1">
        <text:list-header>
          <text:p text:style-name="P154"/>
        </text:list-header>
      </text:list>
      <text:p text:style-name="P42"/>
      <text:p text:style-name="P14">Di<text:span text:style-name="T3">jous</text:span><text:tab/><text:tab/><text:tab/><text:tab/><text:span text:style-name="T55">21</text:span>/<text:span text:style-name="T6">11</text:span>/2<text:span text:style-name="T1">4</text:span></text:p>
      <text:p text:style-name="P77"/>
      <text:p text:style-name="P77">Co<text:span text:style-name="T57">ntinuat</text:span> amb <text:a xlink:type="simple" xlink:href="https://paulinoposada.github.io/web_e/web_e_2425/documents/apunts/unitat_6_magnetisme/e_apunts_ud_6_gs.pdf">unitat 6</text:a>.</text:p>
      <text:p text:style-name="P87">Comentat apartat 1.4 Permeabilidad y saturación</text:p>
      <text:p text:style-name="P14"/>
      <text:p text:style-name="P14"/>
      <text:p text:style-name="P14"/>
      <text:p text:style-name="P139">Di<text:span text:style-name="T5">vendres</text:span><text:tab/><text:tab/><text:tab/><text:span text:style-name="T55">22</text:span>/<text:span text:style-name="T6">11</text:span>/2<text:span text:style-name="T1">4</text:span></text:p>
      <text:p text:style-name="P77"/>
      <text:p text:style-name="P77">Co<text:span text:style-name="T57">ntinuat</text:span> amb <text:a xlink:type="simple" xlink:href="https://paulinoposada.github.io/web_e/web_e_2425/documents/apunts/unitat_6_magnetisme/e_apunts_ud_6_gs.pdf">unitat 6</text:a>.</text:p>
      <text:p text:style-name="P87">Comentat apartat 1.4 Permeabilidad y saturación</text:p>
      <text:p text:style-name="P15"/>
      <text:p text:style-name="P71"/>
      <text:p text:style-name="P119"><text:span text:style-name="T25">Di</text:span><text:span text:style-name="T26">mecres</text:span><text:span text:style-name="T25"><text:tab/><text:tab/><text:tab/></text:span><text:span text:style-name="T31">2</text:span><text:span text:style-name="T32">7</text:span><text:span text:style-name="T25">/</text:span><text:span text:style-name="T28">11</text:span><text:span text:style-name="T25">/2</text:span><text:span text:style-name="T29">4</text:span></text:p>
      <text:p text:style-name="P87"/>
      <text:p text:style-name="P87">Preparació examen.</text:p>
      <text:p text:style-name="P56"/>
      <text:p text:style-name="P43"/>
      <text:p text:style-name="P15">Di<text:span text:style-name="T3">jous</text:span><text:tab/><text:tab/><text:tab/><text:tab/><text:span text:style-name="T55">28</text:span>/<text:span text:style-name="T6">11</text:span>/2<text:span text:style-name="T1">4</text:span></text:p>
      <text:p text:style-name="P87"/>
      <text:p text:style-name="P87">Examen</text:p>
      <text:p text:style-name="P67"/>
      <text:p text:style-name="P84"/>
      <text:p text:style-name="P84"/>
      <text:p text:style-name="P15">Di<text:span text:style-name="T5">vendres</text:span><text:tab/><text:tab/><text:tab/><text:span text:style-name="T55">22</text:span>/<text:span text:style-name="T6">11</text:span>/2<text:span text:style-name="T1">4</text:span></text:p>
      <text:p text:style-name="P72"/>
      <text:p text:style-name="P93">Comentem <text:a xlink:type="simple" xlink:href="https://paulinoposada.github.io/web_e/web_e_2425/documents/examens/241128_ome_map33a_examen_sol.pdf">solució examen</text:a></text:p>
      <text:p text:style-name="P71"/>
      <text:p text:style-name="P120"/>
      <text:p text:style-name="P120"><text:span text:style-name="T25">Di</text:span><text:span text:style-name="T26">mecres</text:span><text:span text:style-name="T25"><text:tab/><text:tab/><text:tab/></text:span><text:span text:style-name="T33">04</text:span><text:span text:style-name="T25">/</text:span><text:span text:style-name="T28">1</text:span><text:span text:style-name="T33">2</text:span><text:span text:style-name="T25">/2</text:span><text:span text:style-name="T29">4</text:span></text:p>
      <text:p text:style-name="P88"/>
      <text:p text:style-name="P78">Co<text:span text:style-name="T57">ntinuat</text:span> amb <text:a xlink:type="simple" xlink:href="https://paulinoposada.github.io/web_e/web_e_2425/documents/apunts/unitat_6_magnetisme/e_apunts_ud_6_gs.pdf">unitat 6</text:a>.</text:p>
      <text:p text:style-name="P94">Comentem apartat 1.5 Inducción electromagnética</text:p>
      <text:p text:style-name="P94">Comentem apartat 1.6 Inducción mutua</text:p>
      <text:p text:style-name="P94">Comentem els exercicis 1.12-6 i 7</text:p>
      <text:p text:style-name="P57"/>
      <text:p text:style-name="P44"/>
      <text:p text:style-name="P16">Di<text:span text:style-name="T3">jous</text:span><text:tab/><text:tab/><text:tab/><text:tab/><text:span text:style-name="T58">05</text:span>/<text:span text:style-name="T6">12</text:span>/2<text:span text:style-name="T1">4</text:span></text:p>
      <text:p text:style-name="P88"/>
      <text:p text:style-name="P95">Baixem al taller, continuem amb la <text:a xlink:type="simple" xlink:href="https://paulinoposada.github.io/web_e/web_e_2425/documents/practiques/practica_condensador.pdf"><text:span text:style-name="T59">pràctica condensador</text:span></text:a><text:span text:style-name="T59">.</text:span> </text:p>
      <text:p text:style-name="P68"/>
      <text:p text:style-name="P85"/>
      <text:p text:style-name="P85"/>
      <text:p text:style-name="P16">Di<text:span text:style-name="T5">vendres</text:span><text:tab/><text:tab/><text:tab/><text:span text:style-name="T58">06</text:span>/<text:span text:style-name="T6">12</text:span>/2<text:span text:style-name="T1">4</text:span></text:p>
      <text:p text:style-name="P73"/>
      <text:p text:style-name="P95">Festiu</text:p>
      <text:p text:style-name="P121"/>
      <text:p text:style-name="P121"/>
      <text:p text:style-name="P121"><text:span text:style-name="T25">Di</text:span><text:span text:style-name="T26">mecres</text:span><text:span text:style-name="T25"><text:tab/><text:tab/><text:tab/></text:span><text:span text:style-name="T34">11</text:span><text:span text:style-name="T25">/</text:span><text:span text:style-name="T28">1</text:span><text:span text:style-name="T33">2</text:span><text:span text:style-name="T25">/2</text:span><text:span text:style-name="T29">4</text:span></text:p>
      <text:p text:style-name="P89"/>
      <text:p text:style-name="P96">Baixa</text:p>
      <text:p text:style-name="P45"/>
      <text:p text:style-name="P17"/>
      <text:p text:style-name="P17">Di<text:span text:style-name="T3">jous</text:span><text:tab/><text:tab/><text:tab/><text:tab/><text:span text:style-name="T60">12</text:span>/<text:span text:style-name="T6">12</text:span>/2<text:span text:style-name="T1">4</text:span></text:p>
      <text:p text:style-name="P89"/>
      <text:p text:style-name="P96">Baixa</text:p>
      <text:p text:style-name="P69"/>
      <text:p text:style-name="P86"/>
      <text:p text:style-name="P17"/>
      <text:p text:style-name="P140">Di<text:span text:style-name="T5">vendres</text:span><text:tab/><text:tab/><text:tab/><text:span text:style-name="T60">13</text:span>/<text:span text:style-name="T6">12</text:span>/2<text:span text:style-name="T1">4</text:span></text:p>
      <text:p text:style-name="P74"/>
      <text:p text:style-name="P96">Baixa</text:p>
      <text:p text:style-name="P74"/>
      <text:p text:style-name="P74"/>
      <text:p text:style-name="P121"><text:span text:style-name="T25">Di</text:span><text:span text:style-name="T26">mecres</text:span><text:span text:style-name="T25"><text:tab/><text:tab/><text:tab/></text:span><text:span text:style-name="T34">1</text:span><text:span text:style-name="T35">8</text:span><text:span text:style-name="T25">/</text:span><text:span text:style-name="T28">1</text:span><text:span text:style-name="T33">2</text:span><text:span text:style-name="T25">/2</text:span><text:span text:style-name="T29">4</text:span></text:p>
      <text:p text:style-name="P89"/>
      <text:p text:style-name="P96">Comentem dubtes examen.</text:p>
      <text:p text:style-name="P79">Co<text:span text:style-name="T57">ntinuat</text:span> amb <text:a xlink:type="simple" xlink:href="https://paulinoposada.github.io/web_e/web_e_2425/documents/apunts/unitat_6_magnetisme/e_apunts_ud_6_gs.pdf">unitat 6</text:a>.</text:p>
      <text:p text:style-name="P96">Comentem comportament bobina en sèrie amb resistència en cas de cc i comparació amb condensador. </text:p>
      <text:p text:style-name="P17"/>
      <text:p text:style-name="P17"/>
      <text:p text:style-name="P17">Di<text:span text:style-name="T3">jous</text:span><text:tab/><text:tab/><text:tab/><text:tab/><text:span text:style-name="T60">19</text:span>/<text:span text:style-name="T6">12</text:span>/2<text:span text:style-name="T1">4</text:span></text:p>
      <text:p text:style-name="P89"/>
      <text:p text:style-name="P96">Examen</text:p>
      <text:p text:style-name="P69"/>
      <text:p text:style-name="P86"/>
      <text:p text:style-name="P122"><text:span text:style-name="T25">Di</text:span><text:span text:style-name="T26">mecres</text:span><text:span text:style-name="T25"><text:tab/><text:tab/><text:tab/></text:span><text:span text:style-name="T36">0</text:span><text:span text:style-name="T35">8</text:span><text:span text:style-name="T25">/</text:span><text:span text:style-name="T36">0</text:span><text:span text:style-name="T28">1</text:span><text:span text:style-name="T25">/2</text:span><text:span text:style-name="T36">5</text:span></text:p>
      <text:p text:style-name="P99">Repassem <text:a xlink:type="simple" xlink:href="https://paulinoposada.github.io/web_e/web_e_2425/documents/apunts/unitat_6_magnetisme/e_apunts_ud_6_gs.pdf"><text:span text:style-name="T55">unitat 6</text:span></text:a>.</text:p>
      <text:p text:style-name="P98">Comentem apartat 1.7 Inductores i inductancia</text:p>
      <text:p text:style-name="P90"/>
      <text:p text:style-name="P97"/>
      <text:p text:style-name="P123"><text:span text:style-name="T25">Di</text:span><text:span text:style-name="T37">jous</text:span><text:span text:style-name="T25"><text:tab/><text:tab/><text:tab/><text:tab/></text:span><text:span text:style-name="T36">0</text:span><text:span text:style-name="T37">9</text:span><text:span text:style-name="T25">/</text:span><text:span text:style-name="T36">0</text:span><text:span text:style-name="T28">1</text:span><text:span text:style-name="T25">/2</text:span><text:span text:style-name="T36">5</text:span></text:p>
      <text:p text:style-name="P99"/>
      <text:p text:style-name="P80">Co<text:span text:style-name="T57">ntinuat</text:span> amb <text:a xlink:type="simple" xlink:href="https://paulinoposada.github.io/web_e/web_e_2425/documents/apunts/unitat_6_magnetisme/e_apunts_ud_6_gs.pdf">unitat 6</text:a>.</text:p>
      <text:p text:style-name="P99">Comentem apartat 1.<text:span text:style-name="T61">8</text:span> <text:span text:style-name="T61">Càlcul d'inductors.</text:span></text:p>
      <text:p text:style-name="P91"/>
      <text:p text:style-name="P124"/>
      <text:p text:style-name="P124"><text:span text:style-name="T25">Di</text:span><text:span text:style-name="T38">vendres</text:span><text:span text:style-name="T25"><text:tab/><text:tab/><text:tab/></text:span><text:span text:style-name="T38">10</text:span><text:span text:style-name="T25">/</text:span><text:span text:style-name="T36">0</text:span><text:span text:style-name="T28">1</text:span><text:span text:style-name="T25">/2</text:span><text:span text:style-name="T36">5</text:span></text:p>
      <text:p text:style-name="P100"/>
      <text:p text:style-name="P81">Co<text:span text:style-name="T57">ntinuat</text:span> amb <text:a xlink:type="simple" xlink:href="https://paulinoposada.github.io/web_e/web_e_2425/documents/apunts/unitat_6_magnetisme/e_apunts_ud_6_gs.pdf">unitat 6</text:a>.</text:p>
      <text:p text:style-name="P100">Comentem apartat<text:span text:style-name="T62">s</text:span> 1.<text:span text:style-name="T62">9</text:span> <text:span text:style-name="T62">Factors que influeixen en l'inductància, 1.10 Inductors en sèrie i paral·lel i 1.11 Inductors en la pràctica.</text:span></text:p>
      <text:p text:style-name="P100"/>
      <text:p text:style-name="P92"/>
      <text:p text:style-name="P125"><text:span text:style-name="T25">Di</text:span><text:span text:style-name="T26">mecres</text:span><text:span text:style-name="T25"><text:tab/><text:tab/><text:tab/></text:span><text:span text:style-name="T39">15</text:span><text:span text:style-name="T25">/</text:span><text:span text:style-name="T36">0</text:span><text:span text:style-name="T28">1</text:span><text:span text:style-name="T25">/2</text:span><text:span text:style-name="T36">5</text:span></text:p>
      <text:p text:style-name="P102">Baixem al taller, provem magnetizar nucli de ferro amb bobina i mostrar com s'orienta en el camp magnétic terrestre (pol nord magnètic cap al nord i pol sud magnètic cap al sud). Canviem el sentit del corrent per la bobina per invertir els pols magnètics.</text:p>
      <text:p text:style-name="P102"/>
      <text:p text:style-name="P20"/>
      <text:p text:style-name="P20">Dijous <text:tab/><text:tab/><text:tab/>16/01/25</text:p>
      <text:p text:style-name="P20"/>
      <text:p text:style-name="P82">Co<text:span text:style-name="T57">ntinuat</text:span> amb <text:a xlink:type="simple" xlink:href="https://paulinoposada.github.io/web_e/web_e_2425/documents/apunts/unitat_6_magnetisme/e_apunts_ud_6_gs.pdf">unitat 6</text:a>.</text:p>
      <text:p text:style-name="P103">Comentem el<text:span text:style-name="T63">s</text:span> exercicis 1.12-1 a 1<text:span text:style-name="T63">2</text:span></text:p>
      <text:p text:style-name="P20"/>
      <text:p text:style-name="P20"/>
      <text:p text:style-name="P21"/>
      <text:p text:style-name="P141">Di<text:span text:style-name="T63">vendres</text:span> <text:tab/><text:tab/><text:tab/>1<text:span text:style-name="T63">7</text:span>/01/25</text:p>
      <text:p text:style-name="P21"/>
      <text:p text:style-name="P83"><text:span text:style-name="T63">Acabat</text:span> amb <text:a xlink:type="simple" xlink:href="https://paulinoposada.github.io/web_e/web_e_2425/documents/apunts/unitat_6_magnetisme/e_apunts_ud_6_gs.pdf">unitat 6</text:a>.</text:p>
      <text:p text:style-name="P104">Comen<text:span text:style-name="T63">tem</text:span> l<text:span text:style-name="T63">'</text:span>exercici 1.12-13</text:p>
      <text:p text:style-name="P104"/>
      <text:p text:style-name="P105">Començat amb la <text:a xlink:type="simple" xlink:href="https://paulinoposada.github.io/web_e/web_e_2425/documents/apunts/unitat_7_ca/e_apunts_ud_7_gs.pdf">unitat 7</text:a> - Corrent altern</text:p>
      <text:p text:style-name="P104">Come<text:span text:style-name="T63">nçam a comentar l'apartat 1, teoria bàsica.</text:span></text:p>
      <text:p text:style-name="P105"/>
      <text:p text:style-name="P105"/>
      <text:p text:style-name="P126"><text:span text:style-name="T25">Di</text:span><text:span text:style-name="T26">mecres</text:span><text:span text:style-name="T25"><text:tab/><text:tab/><text:tab/></text:span><text:span text:style-name="T40">22</text:span><text:span text:style-name="T25">/</text:span><text:span text:style-name="T36">0</text:span><text:span text:style-name="T28">1</text:span><text:span text:style-name="T25">/2</text:span><text:span text:style-name="T36">5</text:span></text:p>
      <text:p text:style-name="P126"/>
      <text:p text:style-name="P133"><text:span text:style-name="T36">F</text:span><text:span text:style-name="T25">et l'esquema de la </text:span><text:a xlink:type="simple" xlink:href="https://paulinoposada.github.io/web_e/web_e_2425/documents/practiques/practica_motor_2.pdf"><text:span text:style-name="T25">pràctica motor 2</text:span></text:a><text:span text:style-name="T25"> amb Cade Simu.</text:span></text:p>
      <text:p text:style-name="P108">Comentat el funcionament del circuit.</text:p>
      <text:p text:style-name="P133"><text:span text:style-name="T25">Vist </text:span><text:a xlink:type="simple" xlink:href="https://youtu.be/n0RMqn6cTBE?si=_o_gl0OTpLrHETo3"><text:span text:style-name="T25">vídeo explicatiu del funcionament d'un generador elèctric trifàsic.</text:span></text:a></text:p>
      <text:p text:style-name="P111">Baixat al taller. Comencen a muntar la pràctica motor 2, els grups 1 i 2</text:p>
      <text:p text:style-name="P127"/>
      <text:p text:style-name="P127"/>
      <text:p text:style-name="P127"><text:span text:style-name="T25">Di</text:span><text:span text:style-name="T41">jous</text:span><text:span text:style-name="T25"><text:tab/><text:tab/><text:tab/><text:tab/></text:span><text:span text:style-name="T40">2</text:span><text:span text:style-name="T41">3</text:span><text:span text:style-name="T25">/</text:span><text:span text:style-name="T36">0</text:span><text:span text:style-name="T28">1</text:span><text:span text:style-name="T25">/2</text:span><text:span text:style-name="T36">5</text:span></text:p>
      <text:p text:style-name="P127"/>
      <text:p text:style-name="P106"><text:span text:style-name="T64">Continuem amb la </text:span><text:a xlink:type="simple" xlink:href="https://paulinoposada.github.io/web_e/web_e_2425/documents/apunts/unitat_7_ca/e_apunts_ud_7_gs.pdf"><text:span text:style-name="T64">unitat 7</text:span></text:a><text:span text:style-name="T64">.</text:span></text:p>
      <text:p text:style-name="P109"><text:span text:style-name="T65">Terminem de c</text:span>oment<text:span text:style-name="T65">ar</text:span> <text:span text:style-name="T65">l'</text:span>apartat <text:span text:style-name="T65">1 Corrient altern (ca, AC), teoria bàsica.</text:span> </text:p>
      <text:p text:style-name="P105"/>
      <text:p text:style-name="P105"/>
      <text:p text:style-name="P105"/>
      <text:p text:style-name="P128"><text:span text:style-name="T25">Di</text:span><text:span text:style-name="T42">vendres</text:span><text:span text:style-name="T25"><text:tab/><text:tab/><text:tab/></text:span><text:span text:style-name="T40">2</text:span><text:span text:style-name="T42">4</text:span><text:span text:style-name="T25">/</text:span><text:span text:style-name="T36">0</text:span><text:span text:style-name="T28">1</text:span><text:span text:style-name="T25">/2</text:span><text:span text:style-name="T36">5</text:span></text:p>
      <text:p text:style-name="P128"/>
      <text:p text:style-name="P107"><text:span text:style-name="T66">Repassat els exercicis 1.12-14 i 1.12-15 de la </text:span><text:a xlink:type="simple" xlink:href="https://paulinoposada.github.io/web_e/web_e_2425/documents/apunts/unitat_6_magnetisme/e_apunts_ud_6_gs.pdf"><text:span text:style-name="T66">unitat 6</text:span></text:a><text:span text:style-name="T66">.</text:span></text:p>
      <text:p text:style-name="P110"/>
      <text:p text:style-name="P110"/>
      <text:p text:style-name="P129"><text:span text:style-name="T25">Di</text:span><text:span text:style-name="T43">mecres</text:span><text:span text:style-name="T25"><text:tab/><text:tab/><text:tab/></text:span><text:span text:style-name="T40">2</text:span><text:span text:style-name="T43">9</text:span><text:span text:style-name="T25">/</text:span><text:span text:style-name="T36">0</text:span><text:span text:style-name="T28">1</text:span><text:span text:style-name="T25">/2</text:span><text:span text:style-name="T36">5</text:span></text:p>
      <text:p text:style-name="P129"/>
      <text:p text:style-name="P134"><text:span text:style-name="T36">C</text:span><text:span text:style-name="T25">omentem dubtes relatius a l'examen de demà.</text:span></text:p>
      <text:p text:style-name="P18"/>
      <text:p text:style-name="P18"/>
      <text:p text:style-name="P130"><text:span text:style-name="T25">D</text:span><text:span text:style-name="T45">ijous</text:span><text:span text:style-name="T25"><text:tab/><text:tab/><text:tab/></text:span><text:span text:style-name="T44">30</text:span><text:span text:style-name="T25">/</text:span><text:span text:style-name="T36">0</text:span><text:span text:style-name="T28">1</text:span><text:span text:style-name="T25">/2</text:span><text:span text:style-name="T36">5</text:span></text:p>
      <text:p text:style-name="P135"/>
      <text:p text:style-name="P135"><text:span text:style-name="T44">Feim el primer examen de la segona avaluació</text:span><text:span text:style-name="T25">.</text:span></text:p>
      <text:p text:style-name="P19"/>
      <text:p text:style-name="P19"/>
      <text:p text:style-name="P22">Divendres<text:tab/><text:tab/>31/01/25</text:p>
      <text:p text:style-name="P22"/>
      <text:p text:style-name="P112">Comentem la solució de l'examen.</text:p>
      <text:p text:style-name="P112"/>
      <text:p text:style-name="P112"/>
      <text:p text:style-name="P131"><text:span text:style-name="T25">Di</text:span><text:span text:style-name="T43">mecres</text:span><text:span text:style-name="T25"><text:tab/><text:tab/></text:span><text:span text:style-name="T46">05</text:span><text:span text:style-name="T25">/</text:span><text:span text:style-name="T36">0</text:span><text:span text:style-name="T46">2</text:span><text:span text:style-name="T25">/2</text:span><text:span text:style-name="T36">5</text:span></text:p>
      <text:p text:style-name="P131"/>
      <text:p text:style-name="P132"><text:span text:style-name="T24">Feim la practica 1 amb l'</text:span><text:span text:style-name="T18"> </text:span><text:a xlink:type="simple" xlink:href="https://paulinoposada.github.io/web_e/web_e_2425/documents/apunts/arduino/e_apunts_arduino.pdf"><text:span text:style-name="T18">Arduino</text:span></text:a><text:span text:style-name="T18">.</text:span></text:p>
      <text:p text:style-name="P131"/>
      <text:p text:style-name="P131"/>
      <text:p text:style-name="P181"/>
      <text:p text:style-name="P182"><text:span text:style-name="T25">Di</text:span><text:span text:style-name="T47">jous</text:span><text:span text:style-name="T25"><text:tab/><text:tab/><text:tab/></text:span><text:span text:style-name="T46">0</text:span><text:span text:style-name="T47">6</text:span><text:span text:style-name="T25">/</text:span><text:span text:style-name="T36">0</text:span><text:span text:style-name="T46">2</text:span><text:span text:style-name="T25">/2</text:span><text:span text:style-name="T36">5</text:span></text:p>
      <text:p text:style-name="P181"/>
      <text:p text:style-name="P177"><text:span text:style-name="T64">Continuem amb la </text:span><text:a xlink:type="simple" xlink:href="https://paulinoposada.github.io/web_e/web_e_2425/documents/apunts/unitat_7_ca/e_apunts_ud_7_gs.pdf"><text:span text:style-name="T64">unitat 7</text:span></text:a><text:span text:style-name="T64">.</text:span></text:p>
      <text:p text:style-name="P178"/>
      <text:p text:style-name="P178"><text:span text:style-name="T67">Comentem apartat 1.1 Corriente alterna monofásica </text:span></text:p>
      <text:p text:style-name="P178"><text:span text:style-name="T67">Comentem apartat 1.1.1 Esquema de principio de un generador de corriente continua</text:span></text:p>
      <text:p text:style-name="P178"><text:span text:style-name="T67">Comentem apartat 1.1.2 Inducción de corriente al mover un conductor dentro de un campo magnético</text:span> </text:p>
      <text:p text:style-name="P178"><text:span text:style-name="T67">Comentem apartat 1.1.3 Fuerza sobre un conductor por el que circula una coriente que se encuentra dentro de un campo magnètico</text:span></text:p>
      <text:p text:style-name="P178"/>
      <text:p text:style-name="P178"/>
      <text:p text:style-name="P177"><text:span text:style-name="T36"/></text:p>
      <text:p text:style-name="P181"/>
      <text:p text:style-name="P101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2-06T20:38:57.731618360</dc:date>
    <meta:editing-duration>PT5H52M20S</meta:editing-duration>
    <meta:editing-cycles>104</meta:editing-cycles>
    <meta:document-statistic meta:table-count="0" meta:image-count="0" meta:object-count="0" meta:page-count="8" meta:paragraph-count="190" meta:word-count="909" meta:character-count="5999" meta:non-whitespace-character-count="5153"/>
  </office:meta>
</office:document-meta>
</file>